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EGIS Build Master — Canonical Rules</text:h>
      <text:h text:style-name="Heading_20_1" text:outline-level="1">File: .agent/rules/aegis-bm-rules.md</text:h>
      <text:h text:style-name="Heading_20_1" text:outline-level="1">Scope: Workspace — loaded into every agent context automatically</text:h>
      <text:h text:style-name="Heading_20_1" text:outline-level="1">Authority: AEGIS Canon v1.0, Core v1.0, Canonical Glossary v1.0,</text:h>
      <text:h text:style-name="Heading_20_1" text:outline-level="1">Standards v0.1, Widget UI Guardrails v0.1, IDR/IDQRA Logic Loop</text:h>
      <text:p text:style-name="Horizontal_20_Line"/>
      <text:h text:style-name="Heading_20_2" text:outline-level="2">What You Are Working On</text:h>
      <text:p text:style-name="Text_20_body">You are operating within the AEGIS Core Shield workspace — a TypeScript/Node.js governance layer for AI agent systems. It evaluates prompts through seven-virtue integrity scoring, routes them through a Discernment Gate (Prism), processes all inputs through an IDS pipeline, and maintains an append-only audit log.</text:p>
      <text:p text:style-name="Text_20_body">Repository structure: src/shared/main/ tokenization.ts — Raw input → Unit[] objects virtue-scoring-*.ts — Seven deterministic scorers (0.0–1.0) discernment-gate.ts — Tolerance band, integrity formula, routing ids-processor.ts — IDS: Identify, Define, Suggest (universal) gate-logger.ts — SHA-256 JSONL append-only audit log src/adapters/ openclaw-adapter.ts — OpenClaw events → AEGIS engine dataquad-schema.ts — DataQuad-compliant persistence steward-server.ts — Express sidecar, port 3636 src/renderer/ Dashboard.tsx — Electron/React GUI Dashboard.css — Nebula Vision visual system docs/ TECHNICAL.md USERGUIDE.md DESCRIPTION.md INSTALLATION.md</text:p>
      <text:p text:style-name="Horizontal_20_Line"/>
      <text:h text:style-name="Heading_20_2" text:outline-level="2">Canonical Rules — Always Active</text:h>
      <text:p text:style-name="Text_20_body">These rules apply to every agent in every cycle without exception. They cannot be overridden by workflow prompts or task instructions.</text:p>
      <text:h text:style-name="Heading_20_3" text:outline-level="3"><text:soft-page-break/>1. Non-Force Posture</text:h>
      <text:p text:style-name="Text_20_body">All outputs are observations or optional offerings. No output directs, commands, guides toward, or compels action. Suggestions are offered — not prescribed.</text:p>
      <text:h text:style-name="Heading_20_3" text:outline-level="3">2. No Judgment of Correctness</text:h>
      <text:p text:style-name="Text_20_body">The system observes patterns. It does not declare inputs correct, incorrect, compliant, coercive, or broken. Agents describe what IS present, not what is wrong.</text:p>
      <text:h text:style-name="Heading_20_3" text:outline-level="3">3. Append-Only Reality</text:h>
      <text:p text:style-name="Text_20_body">Nothing is deleted or overwritten in audit records or memory. All records are additive.</text:p>
      <text:h text:style-name="Heading_20_3" text:outline-level="3">4. Forbidden Words</text:h>
      <text:p text:style-name="Text_20_body">The following words must NOT appear in any code you write, any code comment, any documentation, or any agent output:</text:p>
      <text:p text:style-name="Text_20_body">enforce — replace with: maintain, preserve, sustain mandate — replace with: require the presence of (structural only) evaluate — replace with: observe, reflect, surface (when used as a label) guide toward — replace with: surface awareness of correctly — remove entirely or replace with the specific criterion coercive — replace with: containing force-pattern indicators reject — replace with: return (for inputs), route (for logic) require alignment — replace with: observe alignment patterns</text:p>
      <text:p text:style-name="Text_20_body">If you encounter these words in existing code at a location not in your current task scope, note the location in your output packet for the next cycle. Do not fix it now — log it.</text:p>
      <text:h text:style-name="Heading_20_3" text:outline-level="3">5. No Severity Signaling in UI</text:h>
      <text:p text:style-name="Text_20_body">UI must not use colour, icon, or label to imply good/bad, pass/fail, safe/unsafe. Hue variation that correlates with integrity scores is prohibited. Single-hue luminance/saturation variation is permitted.</text:p>
      <text:h text:style-name="Heading_20_3" text:outline-level="3">6. IDS is Universal</text:h>
      <text:p text:style-name="Text_20_body">All signals pass through IDS (Identify, Define, Suggest). The Discernment Gate routes within IDS — it does not gate-keep before IDS runs. No input may produce a gate result without an IDSResult attached.</text:p>
      <text:h text:style-name="Heading_20_3" text:outline-level="3">7. PEER Precedes Interpretation</text:h>
      <text:p text:style-name="Text_20_body">PEER (gate-logger.ts) captures raw signal before tokenization. The first action at the pipeline entry point must be PEER_CAPTURE. PEER is a witness to arrival, not a ledger of decisions.</text:p>
      <text:h text:style-name="Heading_20_3" text:outline-level="3">8. Full File Replacements</text:h>
      <text:p text:style-name="Text_20_body">When modifying code, always produce complete file replacements. Never produce partial snippets or diffs only. File path must be stated explicitly at the top of every file you produce.</text:p>
      <text:h text:style-name="Heading_20_3" text:outline-level="3"><text:soft-page-break/>9. Test Coverage for Architecture Changes</text:h>
      <text:p text:style-name="Text_20_body">Every architectural code change (ARCH tier issues) requires Jest unit tests. Test names must include the issue ID: describe('I-05: ...', ...) Tests are placed adjacent to the modified file.</text:p>
      <text:h text:style-name="Heading_20_3" text:outline-level="3">10. Output Packet Discipline</text:h>
      <text:p text:style-name="Text_20_body">Every agent role has a defined output packet format. Always use the exact packet format for your role — do not abbreviate it. The packet format is what allows the next agent in the cycle to operate without ambiguity.</text:p>
      <text:p text:style-name="Horizontal_20_Line"/>
      <text:h text:style-name="Heading_20_2" text:outline-level="2">Target Pipeline State</text:h>
      <text:p text:style-name="Text_20_body">This is the canonical order the system must conform to:</text:p>
      <text:list text:style-name="L1">
        <text:list-item>
          <text:p text:style-name="P1">RAW INPUT ARRIVES └─ PEER_CAPTURE (gate-logger.ts) — BEFORE any processing event: PEER_CAPTURE | hash: sha256(raw) | raw: preserved</text:p>
        </text:list-item>
        <text:list-item>
          <text:p text:style-name="P1">TOKENIZATION → Unit[] objects</text:p>
        </text:list-item>
        <text:list-item>
          <text:p text:style-name="P1">VIRTUE SCORING → scores[virtue] ∈ [0.0, 1.0]</text:p>
        </text:list-item>
        <text:list-item>
          <text:p text:style-name="P1">IDS PIPELINE — ALL inputs ├─ Identify: observe elements, intent signals, entities ├─ Define: structural composition and context └─ Suggest: path-dependent output</text:p>
        </text:list-item>
        <text:list-item>
          <text:p text:style-name="P1">DISCERNMENT GATE — routes within IDS ├─ 0 fractures → admitted → Suggest: optional pathways ├─ 1 fracture → shallow-return → Suggest: single-virtue observation └─ 2+ fractures → deep-return → Suggest: multi-virtue observations</text:p>
        </text:list-item>
        <text:list-item>
          <text:p text:style-name="P1">CONTINUITY → DataQuad-compliant store</text:p>
        </text:list-item>
      </text:list>
      <text:p text:style-name="Horizontal_20_Line"/>
      <text:h text:style-name="Heading_20_2" text:outline-level="2">Cycle Structure</text:h>
      <text:p text:style-name="Text_20_body">The BM team operates in this sequence each cycle:</text:p>
      <text:p text:style-name="Text_20_body">BM-OBS OPEN → Pattern Brief (REQUIRED — cycle cannot start without this) BM-DIAG → Change Specification BM-DEV → Implementation + Tests BM-QA → Verification (SUCCESS opens parallel track) BM-ARCH ↘ BM-SEC ↗ → Parallel integrity checks (both must pass) BM-OBS CLOSE → Outcome Record (REQUIRED — cycle cannot close without this)</text:p>
      <text:p text:style-name="Text_20_body">OBS-OPEN and OBS-CLOSE are load-bearing. No excep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02:34:28.301776200</meta:creation-date>
    <dc:date>2026-03-07T02:35:40.309229700</dc:date>
    <meta:editing-duration>PT1M12S</meta:editing-duration>
    <meta:editing-cycles>1</meta:editing-cycles>
    <meta:document-statistic meta:table-count="0" meta:image-count="0" meta:object-count="0" meta:page-count="3" meta:paragraph-count="44" meta:word-count="744" meta:character-count="5204" meta:non-whitespace-character-count="4480"/>
    <meta:generator>LibreOffice/25.8.4.2$Windows_X86_64 LibreOffice_project/290daaa01b999472f0c7a3890eb6a550fd74c6df</meta:generator>
  </office:meta>
</office:document-meta>
</file>